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77ecd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4">1. SCSS: más allá del CSS vanilla</text:span></text:span></text:h>
      <text:p text:style-name="Text_20_body"><text:span text:style-name="T1">Usar </text:span><text:span text:style-name="Strong_20_Emphasis"><text:span text:style-name="T1">SCSS</text:span></text:span><text:span text:style-name="T1"> fue un cambio refrescante. Después de haber trabajado un tiempo con Tailwind, regresar a CSS vanilla me parecía tedioso por su falta de estructura. SCSS resolvió ese problema: con variables, mixins y su modularidad, diseñar fue mucho más claro y organizado. Es una herramienta potente que seguramente usaré en más proyectos.</text:span></text:p>
      <text:p text:style-name="P1"/>
      <text:h text:style-name="Heading_20_3" text:outline-level="3"><text:span text:style-name="Strong_20_Emphasis"><text:span text:style-name="T4">2. Adaptación para dispositivos y lógica dinámica</text:span></text:span></text:h>
      <text:list text:style-name="L1">
        <text:list-item>
          <text:p text:style-name="P4"><text:span text:style-name="Strong_20_Emphasis"><text:span text:style-name="T1">PDFs y experiencia por dispositivo</text:span></text:span><text:span text:style-name="T1">: Implementé una lógica para que los archivos PDF se puedan </text:span><text:span text:style-name="Strong_20_Emphasis"><text:span text:style-name="T1">visualizar en desktop</text:span></text:span><text:span text:style-name="T1"> y </text:span><text:span text:style-name="Strong_20_Emphasis"><text:span text:style-name="T1">descargar en móviles o tablets</text:span></text:span><text:span text:style-name="T1"> usando </text:span><text:span text:style-name="Source_20_Text"><text:span text:style-name="T1">iframes</text:span></text:span><text:span text:style-name="T1">. Esto mejora la experiencia del usuario dependiendo de su dispositivo.</text:span></text:p>
        </text:list-item>
        <text:list-item>
          <text:p text:style-name="P4"><text:span text:style-name="Strong_20_Emphasis"><text:span text:style-name="T1">Un hero más llamativo</text:span></text:span><text:span text:style-name="T1">: El diseño del </text:span><text:span text:style-name="Strong_20_Emphasis"><text:span text:style-name="T1">hero</text:span></text:span><text:span text:style-name="T1"> de la página de inicio se ve mucho más impactante. Sin embargo, el video en 2K que usé plantea un reto: no es adecuado para dispositivos menos potentes. Esto </text:span><text:span text:style-name="T2">se ha </text:span><text:span text:style-name="T1"><text:s/></text:span><text:span text:style-name="T2">solucionado</text:span><text:span text:style-name="T1"> con </text:span><text:span text:style-name="Strong_20_Emphasis"><text:span text:style-name="T1">JavaScript</text:span></text:span><text:span text:style-name="T1"> para cargar un video en 480p en móviles y tablets.</text:span></text:p>
        </text:list-item>
        <text:list-item>
          <text:p text:style-name="P3"><text:span text:style-name="Strong_20_Emphasis"><text:span text:style-name="T1">Componentes dinámicos</text:span></text:span><text:span text:style-name="T1">: Aproveché JavaScript para crear un </text:span><text:span text:style-name="Strong_20_Emphasis"><text:span text:style-name="T1">header y footer que cambian dinámicamente</text:span></text:span><text:span text:style-name="T1"> según la página. Además, añadí lógica para gestionar PDFs, animaciones como el menú toggle en móviles, y centralicé todo en un archivo </text:span><text:span text:style-name="Source_20_Text"><text:span text:style-name="T1">main.js</text:span></text:span><text:span text:style-name="T1"> para mantener ordenado el código.</text:span></text:p>
        </text:list-item>
      </text:list>
      <text:p text:style-name="P1"/>
      <text:h text:style-name="Heading_20_3" text:outline-level="3"><text:span text:style-name="Strong_20_Emphasis"><text:span text:style-name="T4">3. Recursos gráficos y colaboración</text:span></text:span></text:h>
      <text:p text:style-name="Text_20_body"><text:span text:style-name="T1">Colaborar con mi socia, quien creó todas las imágenes, logos y favicons, fue muy práctico. Tener acceso directo a recursos personalizados eliminó cualquier preocupación sobre derechos de autor y me permitió trabajar con confianza. Este flujo de trabajo será clave en futuros proyectos, como la web de </text:span><text:span text:style-name="Strong_20_Emphasis"><text:span text:style-name="T1">SuRótulo</text:span></text:span><text:span text:style-name="T1"> que planeo desplegar en 2025.</text:span></text:p>
      <text:p text:style-name="P1"/>
      <text:h text:style-name="Heading_20_3" text:outline-level="3"><text:span text:style-name="Strong_20_Emphasis"><text:span text:style-name="T4">4. Retos técnicos y aprendizajes</text:span></text:span></text:h>
      <text:list text:style-name="L2">
        <text:list-item>
          <text:p text:style-name="P6"><text:span text:style-name="Strong_20_Emphasis"><text:span text:style-name="T1">Colores dinámicos en SVGs</text:span></text:span><text:span text:style-name="T1">: Al trabajar con archivos SVG en etiquetas </text:span><text:span text:style-name="Source_20_Text"><text:span text:style-name="T1">img</text:span></text:span><text:span text:style-name="T1">, enfrenté el reto de modificar sus colores. Lo resolví con el atributo </text:span><text:span text:style-name="Source_20_Text"><text:span text:style-name="T1">filter</text:span></text:span><text:span text:style-name="T1">, lo que resultó ser práctico y efectivo.</text:span></text:p>
        </text:list-item>
        <text:list-item>
          <text:p text:style-name="P5"><text:span text:style-name="Strong_20_Emphasis"><text:span text:style-name="T1">La transición a </text:span></text:span><text:span text:style-name="Strong_20_Emphasis"><text:span text:style-name="Source_20_Text"><text:span text:style-name="T1">@use</text:span></text:span></text:span><text:span text:style-name="Strong_20_Emphasis"><text:span text:style-name="T1"> en SCSS</text:span></text:span><text:span text:style-name="T1">: La nueva sintaxis </text:span><text:span text:style-name="Source_20_Text"><text:span text:style-name="T1">@use</text:span></text:span><text:span text:style-name="T1"> sustituyó a los imports tradicionales y al principio fue un desafío, pero el cambio aporta claridad y modularidad. Para llamar variables, tuve que adaptarme a su nuevo formato (</text:span><text:span text:style-name="Source_20_Text"><text:span text:style-name="T1">variables.$nombre</text:span></text:span><text:span text:style-name="T1">), lo cual me pareció un enfoque más organizado.</text:span></text:p>
        </text:list-item>
      </text:list>
      <text:p text:style-name="P1"/>
      <text:h text:style-name="Heading_20_3" text:outline-level="3"><text:span text:style-name="Strong_20_Emphasis"><text:span text:style-name="T4">5. Conclusión</text:span></text:span></text:h>
      <text:p text:style-name="Text_20_body"><text:span text:style-name="T1">La experiencia con </text:span><text:span text:style-name="Strong_20_Emphasis"><text:span text:style-name="T1">SCSS me sorprendió mucho más de lo que esperaba</text:span></text:span><text:span text:style-name="T1">. Es una herramienta que no solo simplifica el diseño, sino que lo hace más eficiente y claro. Este proyecto también me permitió profundizar en JavaScript y explorar nuevas soluciones para diseño responsivo. A pesar de algunos retos, fue una experiencia enriquecedora que me dejó con ganas de seguir utilizando estas herramientas en proyectos futuro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9:28:58.857000000</meta:creation-date>
    <dc:date>2024-11-18T10:06:21.035000000</dc:date>
    <meta:editing-duration>PT37M22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3" meta:word-count="411" meta:character-count="2537" meta:non-whitespace-character-count="2143"/>
  </office:meta>
</office:document-meta>
</file>